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f96b" officeooo:paragraph-rsid="0009f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rílico sobre lienzo utilizando técnica mixta con gamas de colores que reflejan los colores de Córdoba. Exposición presentada en Sala Aires de Córdoba 202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47:05.352206586</meta:creation-date>
    <dc:date>2023-05-01T11:50:26.098281732</dc:date>
    <meta:editing-duration>PT3M21S</meta:editing-duration>
    <meta:editing-cycles>1</meta:editing-cycles>
    <meta:document-statistic meta:table-count="0" meta:image-count="0" meta:object-count="0" meta:page-count="1" meta:paragraph-count="1" meta:word-count="24" meta:character-count="157" meta:non-whitespace-character-count="134"/>
    <meta:generator>LibreOffice/7.5.2.2$Linux_X86_64 LibreOffice_project/50$Build-2</meta:generator>
  </office:meta>
</office:document-meta>
</file>